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svg:stroke-color="#0096d4" draw:fill="none" draw:fill-color="#ffffff" fo:padding-top="0.001cm" fo:padding-bottom="0.001cm" fo:padding-left="0.001cm" fo:padding-right="0.001cm"/>
    </style:style>
    <style:style style:name="gr2" style:family="graphic" style:parent-style-name="standard">
      <style:graphic-properties svg:stroke-width="0.025cm" svg:stroke-color="#0096d4" draw:fill="none" draw:fill-color="#ffffff" fo:padding-top="-0.037cm" fo:padding-bottom="-0.037cm" fo:padding-left="-0.037cm" fo:padding-right="-0.037cm"/>
    </style:style>
  </office:automatic-styles>
  <office:body>
    <office:drawing>
      <draw:page draw:name="page1" draw:style-name="dp1" draw:master-page-name="Default">
        <draw:g>
          <draw:glue-point draw:id="4" svg:x="-4.723cm" svg:y="-5cm"/>
          <draw:glue-point draw:id="5" svg:x="4.683cm" svg:y="-5cm"/>
          <draw:glue-point draw:id="6" svg:x="-4.723cm" svg:y="5cm"/>
          <draw:glue-point draw:id="7" svg:x="4.683cm" svg:y="5cm"/>
          <draw:glue-point draw:id="8" svg:x="-5cm" svg:y="-0.752cm"/>
          <draw:glue-point draw:id="9" svg:x="5cm" svg:y="-0.173cm"/>
          <draw:polyline draw:style-name="gr1" draw:layer="layout" svg:width="16.4cm" svg:height="2cm" svg:x="0.023cm" svg:y="0cm" svg:viewBox="0 0 16401 2001" draw:points="15400,965 15286,1242 15104,1586 14990,1748 14829,1885 14648,1976 14466,1976 14307,1955 14124,1839 13965,1678 13828,1495 13691,1218 13555,897 13419,621 13235,344 13100,183 12894,69 12667,22 12553,46 12416,69 12211,228 12165,253 12028,436 11869,757 11710,1034 11550,1333 11390,1541 11208,1748 11003,1885 10752,1955 10594,1885 10525,1839 10410,1723 10320,1632 10160,1403 9978,1057 9887,850 9773,621 9591,344 9386,160 9249,69 9090,22 8907,22 8748,92 8588,206 8451,390 8315,643 8156,1011 7997,1310 7906,1449 7814,1586 7677,1700 7633,1771 7472,1862 7313,1955 7154,1976 7040,1955 6858,1862 6676,1723 6493,1424 6243,965 6083,643 5946,436 5832,299 5627,92 5513,46 5377,0 5194,46 5035,137 4898,274 4784,436 4670,643 4557,872 4442,1104 4283,1403 4100,1678 3941,1816 3758,1907 3668,1955 3553,2001 3417,2001 3258,1907 3098,1816 3006,1723 2938,1586 2734,1218 2574,872 2483,643 2369,481 2209,274 2095,160 2027,137 1936,92 1869,46 1778,22 1663,46 1572,69 1458,114 1366,160 1298,206 1207,299 1070,459 911,735 775,1079 638,1356 546,1517 433,1678 250,1839 159,1907 113,1930 90,1930 68,1955 0,1976 16401,2001 16241,1976 16127,1930 16036,1862 15922,1771 15740,1541 15627,1333 15444,1011 15261,643 15079,390 14873,137 14738,92 14578,46 14351,92 14191,206 14146,253 13962,459 13781,712 13667,920 13553,1172 13439,1424 13279,1678 13073,1839 12960,1907 12869,1955 12755,1976 12597,1955 12459,1907 12345,1839 12208,1723 12139,1655 12050,1472 11935,1287 11776,988 11639,735 11479,481 11297,253 11183,137 11047,46 10887,0 10705,46 10568,92 10432,206 10272,436 10135,712 10044,920 9976,1125 9885,1287 9771,1517 9634,1678 9520,1793 9248,1930 8975,2001 8791,1930 8724,1907 8608,1793 8495,1632 8314,1356 8200,1150 8155,1034">
            <text:p/>
          </draw:polyline>
          <draw:polyline draw:style-name="gr2" draw:layer="layout" svg:width="16.338cm" svg:height="2cm" svg:x="0cm" svg:y="0cm" svg:viewBox="0 0 16339 2001" draw:points="15514,1034 15400,757 15218,413 15104,253 14943,114 14762,22 14580,22 14421,46 14238,160 14078,321 13942,505 13805,780 13669,1104 13532,1378 13349,1655 13190,1816 13007,1930 12780,1976 12644,1955 12530,1930 12279,1748 12325,1771 12142,1564 11959,1242 11800,965 11641,666 11504,459 11322,253 11094,114 10866,46 10707,114 10639,160 10524,274 10410,367 10251,598 10092,943 9978,1150 9887,1378 9705,1655 9499,1839 9340,1930 9204,1976 8999,1955 8861,1907 8702,1793 8565,1609 8428,1356 8247,988 8111,689 8020,552 7928,413 7791,299 7723,228 7586,137 7427,46 7268,22 7154,46 6972,114 6789,274 6607,573 6356,1034 6197,1356 6060,1564 5946,1700 5741,1907 5627,1955 5490,2001 5308,1955 5126,1862 5012,1723 4875,1564 4784,1356 4671,1125 4556,897 4396,598 4214,321 4032,183 3872,92 3782,46 3645,0 3531,0 3348,69 3211,183 3120,274 3029,413 2825,780 2688,1125 2573,1333 2483,1517 2322,1723 2187,1839 2141,1862 2050,1907 1959,1930 1891,1976 1776,1955 1686,1930 1571,1885 1457,1839 1412,1793 1298,1700 1184,1541 1024,1264 888,920 752,643 638,481 523,321 341,160 249,92 182,46 159,46 227,69 114,22 0,0 16339,22 16225,69 16134,114 16020,228 15838,459 15725,666 15542,988 15359,1356 15177,1609 14971,1862 14812,1907 14675,1955 14448,1907 14289,1793 14243,1748 14060,1541 13879,1287 13765,1079 13651,827 13514,573 13376,321 13171,160 13036,92 12945,46 12830,22 12695,46 12557,92 12420,160 12306,274 12237,344 12125,528 12011,712 11874,1011 11736,1264 11577,1517 11395,1748 11258,1862 11145,1955 10963,2001 10803,1955 10643,1885 10529,1793 10370,1564 10233,1287 10121,1079 10074,872 9983,712 9869,481 9732,321 9618,206 9346,69 9073,0 8889,46 8797,92 8683,206 8571,367 8412,643 8298,850 8230,965">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ireless Connectivity</dc:title>
    <meta:creation-date>2011-02-07T16:33:07</meta:creation-date>
    <meta:editing-duration>P0D</meta:editing-duration>
    <meta:editing-cycles>1</meta:editing-cycles>
    <meta:document-statistic meta:object-count="3"/>
    <meta:generator>OpenOffice.org/3.3$Linux OpenOffice.org_project/330m20$Build-9567</meta:generator>
  </office:meta>
</office:document-meta>
</file>